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opacity="50%" draw:opacity-name="" draw:textarea-horizontal-align="justify" draw:textarea-vertical-align="middle" draw:auto-grow-height="false" fo:min-height="1.542cm" fo:min-width="1.3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2.54cm" svg:x="8.493cm" svg:y="6.207cm">
          <text:p text:style-name="P1">S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6.969cm" svg:y="10.378cm">
          <text:p text:style-name="P1">S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5.445cm" svg:y="14.462cm">
          <text:p text:style-name="P1">S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3" draw:layer="layout" svg:x1="9.636cm" svg:y1="8.747cm" svg:x2="8.747cm" svg:y2="10.525cm">
          <text:p/>
        </draw:line>
        <draw:line draw:style-name="gr2" draw:text-style-name="P3" draw:layer="layout" svg:x1="7.985cm" svg:y1="12.811cm" svg:x2="7.096cm" svg:y2="14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4:46:41.060032555</meta:creation-date>
    <dc:date>2018-05-25T04:53:03.627792562</dc:date>
    <meta:editing-duration>PT6M23S</meta:editing-duration>
    <meta:editing-cycles>1</meta:editing-cycles>
    <meta:document-statistic meta:object-count="5"/>
    <meta:generator>LibreOffice/5.1.6.2$Linux_X86_64 LibreOffice_project/10m0$Build-2</meta:generator>
  </office:meta>
</office:document-meta>
</file>